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800007CF400006BE750B3780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Calligraphy" svg:font-family="'Lucida Calligraphy'" style:font-family-generic="script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line-height="115%" fo:text-align="center" style:justify-single-word="false" style:text-autospace="none"/>
      <style:text-properties style:font-name="Calibri" fo:font-size="11pt" fo:language="zxx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8pt" fo:language="zxx" fo:country="none" style:font-name-asian="Calibri" style:font-size-asian="8pt" style:font-name-complex="Calibri" style:font-size-complex="8pt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style:font-name="Arial1" fo:font-size="12pt" fo:language="zxx" fo:country="none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 style:text-autospace="none"/>
      <style:text-properties style:font-name="Arial" fo:font-size="14pt" fo:language="zxx" fo:country="none" fo:font-weight="bold" style:font-name-asian="Lucida Calligraphy" style:font-size-asian="14pt" style:font-weight-asian="bold" style:font-name-complex="Lucida Calligraphy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Arial" fo:font-size="11pt" fo:language="zxx" fo:country="none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font-name="Calibri" fo:font-size="11pt" fo:language="zxx" fo:country="none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font-name="Arial1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49cm" style:auto-text-indent="false" style:text-autospace="none"/>
      <style:text-properties style:font-name="Arial1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751cm" style:auto-text-indent="false" style:text-autospace="none"/>
      <style:text-properties style:font-name="Arial1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2cm" style:auto-text-indent="false" style:text-autospace="none"/>
    </style:style>
    <style:style style:name="P13" style:family="paragraph" style:parent-style-name="Standard">
      <style:paragraph-properties fo:margin-top="0cm" fo:margin-bottom="0.353cm" fo:line-height="115%" fo:text-align="center" style:justify-single-word="false" style:text-autospace="none"/>
    </style:style>
    <style:style style:name="T1" style:family="text">
      <style:text-properties style:font-name="Arial1" fo:font-size="12pt" fo:language="zxx" fo:country="none" fo:font-weight="normal" style:font-name-asian="Arial1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Arial1" fo:font-size="12pt" fo:language="zxx" fo:country="none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1" fo:font-size="12pt" fo:language="zxx" fo:country="none" style:text-underline-style="solid" style:text-underline-width="auto" style:text-underline-color="font-color" fo:font-weight="normal" style:font-name-asian="Arial1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1" fo:font-size="12pt" fo:language="zxx" fo:country="none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1" fo:font-size="12pt" fo:language="zxx" fo:country="none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<draw:frame draw:style-name="fr1" draw:name="gráficos1" text:anchor-type="as-char" svg:width="1.746cm" svg:height="1.508cm" draw:z-index="0"><draw:image xlink:href="Pictures/2000000800007CF400006BE750B37801.wmf" xlink:type="simple" xlink:show="embed" xlink:actuate="onLoad"/></draw:frame></text:span></text:p>
      <text:p text:style-name="P6">República Bolivariana de Venezuela</text:p>
      <text:p text:style-name="P6">Escuela Educación Inicial Colegio Teresa de la Parra.</text:p>
      <text:p text:style-name="P6">Inscrito en el Ministerio del Poder Popular para la Educación</text:p>
      <text:p text:style-name="P6">Táriba- <text:s/>Estado Táchira.</text:p>
      <text:p text:style-name="P6">Código Plantel PD05952005.</text:p>
      <text:p text:style-name="P3"/>
      <text:p text:style-name="P1"/>
      <text:p text:style-name="P5">CONSTANCIA DE ESTUDIO.</text:p>
      <text:p text:style-name="P2"/>
      <text:p text:style-name="P2"/>
      <text:p text:style-name="P7"><text:span text:style-name="T1">Quien suscribe, Directora de la Escuela Educación Inicial Colegio Teresa de la Parra, inscrito en el Ministerio del Poder Popular para la Educación, </text:span><text:span text:style-name="T2">Código Plantel PD05952005 </text:span><text:span text:style-name="T1">que funciona en la localidad de Táriba Estado Táchira; hace constar que el (la) Estudiante: </text:span><text:span text:style-name="T3">______________________________</text:span><text:span text:style-name="T4">, </text:span><text:span text:style-name="T5">con Cédula Escolar N° __________________; es alumno regular de esta institución en la etapa de ________________, Grupo “____” durante el año escolar 201__ - 201__. </text:span></text:p>
      <text:p text:style-name="P8"/>
      <text:p text:style-name="P7"><text:span text:style-name="T5">Constancia que se expide a petición de la parte interesada a los </text:span><text:span text:style-name="T4">_______________________________________.</text:span></text:p>
      <text:p text:style-name="P9"/>
      <text:p text:style-name="P9"/>
      <text:p text:style-name="P10">_______________________________</text:p>
      <text:p text:style-name="P10">Lcda. María Andreina Lara.</text:p>
      <text:p text:style-name="P10">Directora.</text:p>
      <text:p text:style-name="P11"/>
      <text:p text:style-name="P4"/>
      <text:p text:style-name="P12"><text:span text:style-name="T4">Nota</text:span><text:span text:style-name="T5">: Si esta constancia no posee la firma de la diredtora y el sello de la Escuela Educación Inicial Colegio Teresa de la Parra no es vali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Calligraphy" svg:font-family="'Lucida Calligraphy'" style:font-family-generic="script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</meta:initial-creator>
    <meta:creation-date>2016-08-11T21:09:52.53</meta:creation-date>
    <dc:date>2016-08-12T20:35:14.54</dc:date>
    <dc:creator>luis </dc:creator>
    <meta:editing-duration>PT13M8S</meta:editing-duration>
    <meta:editing-cycles>5</meta:editing-cycles>
    <meta:generator>OpenOffice/4.0.1$Win32 OpenOffice.org_project/401m5$Build-9714</meta:generator>
    <meta:document-statistic meta:table-count="0" meta:image-count="1" meta:object-count="0" meta:page-count="1" meta:paragraph-count="13" meta:word-count="144" meta:character-count="998"/>
  </office:meta>
</office:document-meta>
</file>